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780000004B08E6D537D.jpg" manifest:media-type="image/jpeg"/>
  <manifest:file-entry manifest:full-path="Pictures/100000010000008000000080D09C781B.png" manifest:media-type="image/png"/>
  <manifest:file-entry manifest:full-path="Pictures/100000010000010000000100485F3A2E.png" manifest:media-type="image/png"/>
  <manifest:file-entry manifest:full-path="Pictures/1000000100000100000001000B556CB1.png" manifest:media-type="image/png"/>
  <manifest:file-entry manifest:full-path="Pictures/1000000100000960000009603F5B1836.png" manifest:media-type="image/png"/>
  <manifest:file-entry manifest:full-path="Pictures/100000010000096000000549C2E78E3A.png" manifest:media-type="image/png"/>
  <manifest:file-entry manifest:full-path="Pictures/10000001000000BD0000012B5109CA27.png" manifest:media-type="image/png"/>
  <manifest:file-entry manifest:full-path="Pictures/10000001000009600000096024C53B1D.png" manifest:media-type="image/png"/>
  <manifest:file-entry manifest:full-path="Pictures/10000001000000BD0000012BA94327D7.png" manifest:media-type="image/png"/>
  <manifest:file-entry manifest:full-path="Pictures/100000010000012C000001122E3C8B5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0__5f_94466_5f_5ee71f48_5f_orig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loext:glow-radius="0cm" loext:glow-color="#f10d0c" loext:glow-transparency="25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4.445cm" fo:padding-top="0.169cm" fo:padding-bottom="0.169cm" fo:padding-left="0.289cm" fo:padding-right="0.289cm" fo:wrap-option="wrap" draw:shadow="visible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663cm" fo:min-width="8.923cm" fo:padding-top="0.169cm" fo:padding-bottom="0.169cm" fo:padding-left="0.289cm" fo:padding-right="0.289cm" fo:wrap-option="wrap" draw:shadow="visible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163cm" fo:min-width="4.445cm" fo:padding-top="0.169cm" fo:padding-bottom="0.169cm" fo:padding-left="0.289cm" fo:padding-right="0.289cm" fo:wrap-option="wrap" draw:shadow="visible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loext:glow-radius="0.564cm" loext:glow-color="#f10d0c" loext:glow-transparency="25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loext:glow-radius="0.176cm" loext:glow-color="#f10d0c" loext:glow-transparency="25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4cm" svg:height="4cm" svg:x="0cm" svg:y="12cm">
          <draw:image xlink:href="Pictures/1000000100000960000009603F5B1836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3.5cm" svg:x="20.5cm" svg:y="12.5cm">
          <draw:image xlink:href="Pictures/100000010000010000000100485F3A2E.png" xlink:type="simple" xlink:show="embed" xlink:actuate="onLoad" draw:mime-type="image/png">
            <text:p/>
          </draw:image>
        </draw:frame>
        <draw:frame draw:style-name="gr2" draw:text-style-name="P1" draw:layer="layout" svg:width="5.477cm" svg:height="2cm" svg:x="1.5cm" svg:y="5cm">
          <draw:image xlink:href="Pictures/100000010000096000000549C2E78E3A.png" xlink:type="simple" xlink:show="embed" xlink:actuate="onLoad" draw:mime-type="image/png">
            <text:p/>
          </draw:image>
        </draw:frame>
        <draw:custom-shape draw:name="Snow 1" draw:style-name="gr3" draw:text-style-name="P3" draw:layer="layout" svg:width="5.022cm" svg:height="2.511cm" svg:x="1cm" svg:y="0.489cm">
          <text:p text:style-name="P2"><text:span text:style-name="T1">Текущая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" draw:style-name="gr4" draw:text-style-name="P3" draw:layer="layout" svg:width="9.5cm" svg:height="2cm" svg:x="7cm" svg:y="0.5cm">
          <text:p text:style-name="P2"><text:span text:style-name="T1">Установленная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4" draw:style-name="gr5" draw:text-style-name="P3" draw:layer="layout" svg:width="5.022cm" svg:height="1.5cm" svg:x="8.978cm" svg:y="3cm">
          <text:p text:style-name="P2"><text:span text:style-name="T1">Temp 1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3" draw:style-name="gr5" draw:text-style-name="P3" draw:layer="layout" svg:width="5.022cm" svg:height="1.5cm" svg:x="1.5cm" svg:y="3cm">
          <text:p text:style-name="P2"><text:span text:style-name="T1">Temp 1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1" draw:layer="layout" svg:width="5.477cm" svg:height="2cm" svg:x="9cm" svg:y="5cm">
          <draw:image xlink:href="Pictures/100000010000096000000549C2E78E3A.png" xlink:type="simple" xlink:show="embed" xlink:actuate="onLoad" draw:mime-type="image/png">
            <text:p/>
          </draw:image>
        </draw:frame>
        <draw:custom-shape draw:name="Snow 5" draw:style-name="gr5" draw:text-style-name="P3" draw:layer="layout" svg:width="5.022cm" svg:height="1.5cm" svg:x="1.5cm" svg:y="7.5cm">
          <text:p text:style-name="P2"><text:span text:style-name="T1">Temp 2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6" draw:style-name="gr5" draw:text-style-name="P3" draw:layer="layout" svg:width="5.022cm" svg:height="1.5cm" svg:x="9cm" svg:y="7.5cm">
          <text:p text:style-name="P2"><text:span text:style-name="T1">Temp 2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1" draw:layer="layout" svg:width="5.477cm" svg:height="2cm" svg:x="1.523cm" svg:y="9.5cm">
          <draw:image xlink:href="Pictures/100000010000096000000549C2E78E3A.png" xlink:type="simple" xlink:show="embed" xlink:actuate="onLoad" draw:mime-type="image/png">
            <text:p/>
          </draw:image>
        </draw:frame>
        <draw:frame draw:style-name="gr2" draw:text-style-name="P1" draw:layer="layout" svg:width="5.477cm" svg:height="2cm" svg:x="9.023cm" svg:y="9.5cm">
          <draw:image xlink:href="Pictures/100000010000096000000549C2E78E3A.png" xlink:type="simple" xlink:show="embed" xlink:actuate="onLoad" draw:mime-type="image/png">
            <text:p/>
          </draw:image>
        </draw:frame>
        <draw:frame draw:style-name="gr1" draw:text-style-name="P1" draw:layer="layout" svg:width="2.237cm" svg:height="3.54cm" svg:x="21.001cm" svg:y="7.96cm">
          <draw:image xlink:href="Pictures/10000001000000BD0000012B5109CA27.png" xlink:type="simple" xlink:show="embed" xlink:actuate="onLoad" draw:mime-type="image/png">
            <text:p/>
          </draw:image>
        </draw:frame>
        <draw:frame draw:style-name="gr1" draw:text-style-name="P1" draw:layer="layout" svg:width="2.708cm" svg:height="2.708cm" svg:x="21cm" svg:y="0.292cm">
          <draw:image xlink:href="Pictures/100000010000008000000080D09C781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draw:style-name="gr1" draw:text-style-name="P1" draw:layer="layout" svg:width="4cm" svg:height="4cm" svg:x="0cm" svg:y="12cm">
          <draw:image xlink:href="Pictures/10000001000009600000096024C53B1D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3.5cm" svg:x="20.5cm" svg:y="12.5cm">
          <draw:image xlink:href="Pictures/100000010000010000000100485F3A2E.png" xlink:type="simple" xlink:show="embed" xlink:actuate="onLoad" draw:mime-type="image/png">
            <text:p/>
          </draw:image>
        </draw:frame>
        <draw:frame draw:style-name="gr1" draw:text-style-name="P1" draw:layer="layout" svg:width="2.708cm" svg:height="2.708cm" svg:x="21cm" svg:y="0.292cm">
          <draw:image xlink:href="Pictures/100000010000008000000080D09C781B.png" xlink:type="simple" xlink:show="embed" xlink:actuate="onLoad" draw:mime-type="image/png">
            <text:p/>
          </draw:image>
        </draw:frame>
        <draw:frame draw:style-name="gr1" draw:text-style-name="P1" draw:layer="layout" svg:width="2.237cm" svg:height="3.54cm" svg:x="21cm" svg:y="7.96cm">
          <draw:image xlink:href="Pictures/10000001000000BD0000012BA94327D7.png" xlink:type="simple" xlink:show="embed" xlink:actuate="onLoad" draw:mime-type="image/png">
            <text:p/>
          </draw:image>
        </draw:frame>
        <draw:frame draw:style-name="gr7" draw:text-style-name="P1" draw:layer="layout" svg:width="5.477cm" svg:height="2cm" svg:x="1.5cm" svg:y="5cm">
          <draw:image xlink:href="Pictures/100000010000096000000549C2E78E3A.png" xlink:type="simple" xlink:show="embed" xlink:actuate="onLoad" draw:mime-type="image/png">
            <text:p/>
          </draw:image>
        </draw:frame>
        <draw:custom-shape draw:name="Snow 7" draw:style-name="gr3" draw:text-style-name="P3" draw:layer="layout" svg:width="5.022cm" svg:height="2.511cm" svg:x="1cm" svg:y="0.489cm">
          <text:p text:style-name="P2"><text:span text:style-name="T1">Текущая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8" draw:style-name="gr4" draw:text-style-name="P3" draw:layer="layout" svg:width="9.5cm" svg:height="2cm" svg:x="7cm" svg:y="0.5cm">
          <text:p text:style-name="P2"><text:span text:style-name="T1">Установленная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9" draw:style-name="gr5" draw:text-style-name="P3" draw:layer="layout" svg:width="5.022cm" svg:height="1.5cm" svg:x="8.978cm" svg:y="3cm">
          <text:p text:style-name="P2"><text:span text:style-name="T1">Temp 1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0" draw:style-name="gr5" draw:text-style-name="P3" draw:layer="layout" svg:width="5.022cm" svg:height="1.5cm" svg:x="1.5cm" svg:y="3cm">
          <text:p text:style-name="P2"><text:span text:style-name="T1">Temp 1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7" draw:text-style-name="P1" draw:layer="layout" svg:width="5.477cm" svg:height="2cm" svg:x="9cm" svg:y="5cm">
          <draw:image xlink:href="Pictures/100000010000096000000549C2E78E3A.png" xlink:type="simple" xlink:show="embed" xlink:actuate="onLoad" draw:mime-type="image/png">
            <text:p/>
          </draw:image>
        </draw:frame>
        <draw:custom-shape draw:name="Snow 11" draw:style-name="gr5" draw:text-style-name="P3" draw:layer="layout" svg:width="5.022cm" svg:height="1.5cm" svg:x="1.5cm" svg:y="7.5cm">
          <text:p text:style-name="P2"><text:span text:style-name="T1">Temp 2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2" draw:style-name="gr5" draw:text-style-name="P3" draw:layer="layout" svg:width="5.022cm" svg:height="1.5cm" svg:x="9cm" svg:y="7.5cm">
          <text:p text:style-name="P2"><text:span text:style-name="T1">Temp 2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7" draw:text-style-name="P1" draw:layer="layout" svg:width="5.477cm" svg:height="2cm" svg:x="1.523cm" svg:y="9.5cm">
          <draw:image xlink:href="Pictures/100000010000096000000549C2E78E3A.png" xlink:type="simple" xlink:show="embed" xlink:actuate="onLoad" draw:mime-type="image/png">
            <text:p/>
          </draw:image>
        </draw:frame>
        <draw:frame draw:style-name="gr7" draw:text-style-name="P1" draw:layer="layout" svg:width="5.477cm" svg:height="2cm" svg:x="9.023cm" svg:y="9.5cm">
          <draw:image xlink:href="Pictures/100000010000096000000549C2E78E3A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84cm" svg:x="5cm" svg:y="12.716cm">
          <draw:image xlink:href="Pictures/100000010000012C000001122E3C8B53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84cm" svg:x="12.5cm" svg:y="12.716cm">
          <draw:image xlink:href="Pictures/100000010000012C000001122E3C8B5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draw:style-name="gr1" draw:text-style-name="P1" draw:layer="layout" svg:width="3cm" svg:height="3cm" svg:x="0cm" svg:y="13cm">
          <draw:image xlink:href="Pictures/1000000100000100000001000B556CB1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3cm" svg:x="4cm" svg:y="13cm">
          <draw:image xlink:href="Pictures/100000010000010000000100485F3A2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0__5f_94466_5f_5ee71f48_5f_orig" draw:display-name="0_94466_5ee71f48_orig" xlink:href="Pictures/1000000000000780000004B08E6D537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bitmap" draw:fill-image-name="_30__5f_94466_5f_5ee71f48_5f_orig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06cm" fo:margin-bottom="0cm" fo:text-indent="0cm"/>
      <style:text-properties fo:font-size="28.3999996185303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04cm" fo:margin-bottom="0cm" fo:text-indent="0cm"/>
      <style:text-properties fo:font-size="24.3999996185303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03cm" fo:margin-bottom="0cm" fo:text-indent="0cm"/>
      <style:text-properties fo:font-size="20.299999237060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bitmap" draw:fill-image-name="_30__5f_94466_5f_5ee71f48_5f_ori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1.599cm" svg:height="2.671cm" svg:x="1.2cm" svg:y="0.637cm" presentation:class="title" presentation:placeholder="true">
        <draw:text-box/>
      </draw:frame>
      <draw:frame presentation:style-name="Обычный-outline1" draw:layer="backgroundobjects" svg:width="21.599cm" svg:height="9.279cm" svg:x="1.2cm" svg:y="3.743cm" presentation:class="outline" presentation:placeholder="true">
        <draw:text-box/>
      </draw:frame>
      <draw:frame presentation:style-name="Mpr1" draw:text-style-name="MP2" draw:layer="backgroundobjects" svg:width="5.591cm" svg:height="1.102cm" svg:x="1.2cm" svg:y="14.5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07cm" svg:height="1.102cm" svg:x="8.208cm" svg:y="14.5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91cm" svg:height="1.102cm" svg:x="17.208cm" svg:y="14.57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4T16:50:15.288000000</meta:creation-date>
    <dc:date>2024-01-21T17:28:08.425000000</dc:date>
    <meta:editing-duration>PT25M2S</meta:editing-duration>
    <meta:editing-cycles>9</meta:editing-cycles>
    <meta:generator>LibreOffice/7.6.4.1$Windows_X86_64 LibreOffice_project/e19e193f88cd6c0525a17fb7a176ed8e6a3e2aa1</meta:generator>
    <meta:document-statistic meta:object-count="59"/>
  </office:meta>
</office:document-meta>
</file>